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nstalling visual studio code</text:p>
          </table:table-cell>
          <table:table-cell/>
          <table:table-cell office:value-type="string" calcext:value-type="string">
            <text:p>umake web visual-studio-co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apt install sna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o snap install vscode –clas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al studio code installe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Installing git</text:p>
          </table:table-cell>
          <table:table-cell office:value-type="string" calcext:value-type="string">
            <text:p>Apt-get update</text:p>
          </table:table-cell>
          <table:table-cell/>
          <table:table-cell office:value-type="string" calcext:value-type="string">
            <text:p>or try with</text:p>
          </table:table-cell>
          <table:table-cell office:value-type="string" calcext:value-type="string">
            <text:p>Sudo Apt-get update</text:p>
          </table:table-cell>
        </table:table-row>
        <table:table-row table:style-name="ro1">
          <table:table-cell/>
          <table:table-cell office:value-type="string" calcext:value-type="string">
            <text:p>Apt-get install git-core</text:p>
          </table:table-cell>
          <table:table-cell table:number-columns-repeated="2"/>
          <table:table-cell office:value-type="string" calcext:value-type="string">
            <text:p>Apt-get install git-cor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s coming, missing archives</text:p>
          </table:table-cell>
          <table:table-cell office:value-type="string" calcext:value-type="string">
            <text:p>could not found missing archives and 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 it was getting stuck during up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 during instaaling git, it shown problem in some bin\sourcelist.ld fi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 stated that there are two files in the above path, so apt get is getting confus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opened the directory using cd &lt;path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d two files using 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 sources.list.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 /etc/apt/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 git-core-ubuntu-ppa-bionic.list.sa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 google-chrome.list.sa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w, we can try installation again</text:p>
          </table:table-cell>
          <table:table-cell table:number-columns-repeated="3"/>
          <table:table-cell office:value-type="string" calcext:value-type="string">
            <text:p>Sudo Apt-get upgrad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do Apt-get upda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t-get install git-c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 style:data-style-name="N2" text:time-value="14:42:19.739988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2:11:31.951881512</meta:creation-date>
    <dc:date>2018-11-03T12:07:49.502010955</dc:date>
    <meta:editing-duration>PT17H39M5S</meta:editing-duration>
    <meta:editing-cycles>3</meta:editing-cycles>
    <meta:generator>LibreOffice/6.0.6.2$Linux_X86_64 LibreOffice_project/00m0$Build-2</meta:generator>
    <meta:document-statistic meta:table-count="1" meta:cell-count="27" meta:object-count="0"/>
  </office:meta>
</office:document-meta>
</file>